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ext-properties style:font-name="Liberation Serif"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7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7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7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7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7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86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8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9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9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3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9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9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05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06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09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10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12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13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15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1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18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19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2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2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25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7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8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29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30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3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4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3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39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4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4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7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4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50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5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5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5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2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3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4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66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67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9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7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173" style:family="table-cell" style:parent-style-name="Default" style:data-style-name="N152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4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>
      <style:table-cell-properties style:vertical-align="automatic"/>
      <style:text-properties style:font-name="Liberation Serif"/>
    </style:style>
    <style:style style:name="ce17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9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80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18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8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85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186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87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188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189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1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8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9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2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3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4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5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6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0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1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11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Liberation Serif"/>
    </style:style>
    <style:style style:name="ce212" style:family="table-cell" style:parent-style-name="Default">
      <style:table-cell-properties fo:border="0.99pt solid #000000"/>
      <style:text-properties style:font-name="Liberation Serif"/>
    </style:style>
    <style:style style:name="ce21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/>
    </style:style>
    <style:style style:name="ce2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6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Liberation Serif"/>
    </style:style>
    <style:style style:name="ce217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/>
    </style:style>
    <style:style style:name="ce21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  <style:style style:name="ce21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73"/>
          <table:table-cell/>
          <table:table-cell table:style-name="ce85" office:value-type="string" calcext:value-type="string">
            <text:p>Revision 1.1-201500513</text:p>
          </table:table-cell>
          <table:table-cell table:style-name="ce99" table:number-columns-repeated="9"/>
          <table:table-cell table:style-name="ce182"/>
          <table:table-cell/>
          <table:table-cell table:style-name="ce190" office:value-type="string" calcext:value-type="string">
            <text:p>Print Area</text:p>
          </table:table-cell>
          <table:table-cell table:style-name="ce11"/>
          <table:table-cell table:number-columns-repeated="4"/>
          <table:table-cell table:style-name="ce207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211"/>
          <table:covered-table-cell table:style-name="ce216"/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183"/>
          <table:table-cell/>
          <table:table-cell table:style-name="ce191"/>
          <table:table-cell table:style-name="ce11"/>
          <table:table-cell table:number-columns-repeated="4"/>
          <table:table-cell table:style-name="ce208" office:value-type="string" calcext:value-type="string" table:number-columns-spanned="2" table:number-rows-spanned="1">
            <text:p>Standard monitor</text:p>
          </table:table-cell>
          <table:covered-table-cell table:style-name="ce212"/>
          <table:table-cell table:style-name="ce215" office:value-type="string" calcext:value-type="string" table:number-columns-spanned="2" table:number-rows-spanned="1">
            <text:p>Tomosynthesis monitor</text:p>
          </table:table-cell>
          <table:covered-table-cell table:style-name="ce217"/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183"/>
          <table:table-cell/>
          <table:table-cell table:style-name="ce192" table:formula="of:=IF([.AB7]=&quot;&quot;;&quot;&quot;;[.AB7])">
            <text:p/>
          </table:table-cell>
          <table:table-cell table:style-name="ce11"/>
          <table:table-cell table:number-columns-repeated="4"/>
          <table:table-cell table:style-name="ce209" office:value-type="string" calcext:value-type="string">
            <text:p>No QAWS</text:p>
          </table:table-cell>
          <table:table-cell table:style-name="ce213" office:value-type="string" calcext:value-type="string">
            <text:p>QAWS</text:p>
          </table:table-cell>
          <table:table-cell table:style-name="ce213" office:value-type="string" calcext:value-type="string">
            <text:p>No QAWS</text:p>
          </table:table-cell>
          <table:table-cell table:style-name="ce218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183"/>
          <table:table-cell/>
          <table:table-cell table:style-name="ce21" office:value-type="string" calcext:value-type="string">
            <text:p>All:</text:p>
          </table:table-cell>
          <table:table-cell table:style-name="ce195"/>
          <table:table-cell table:number-columns-repeated="3"/>
          <table:table-cell table:style-name="ce111" office:value-type="string" calcext:value-type="string">
            <text:p>Autocalibration</text:p>
          </table:table-cell>
          <table:table-cell table:style-name="ce209" office:value-type="string" calcext:value-type="string">
            <text:p>Semiannual</text:p>
          </table:table-cell>
          <table:table-cell table:number-columns-repeated="2" table:style-name="ce213" office:value-type="string" calcext:value-type="string">
            <text:p>Semiannual</text:p>
          </table:table-cell>
          <table:table-cell table:style-name="ce218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183"/>
          <table:table-cell table:number-columns-repeated="6"/>
          <table:table-cell table:style-name="ce111" office:value-type="string" calcext:value-type="string">
            <text:p>Compliance Test</text:p>
          </table:table-cell>
          <table:table-cell table:style-name="ce209" office:value-type="string" calcext:value-type="string">
            <text:p>Weekly</text:p>
          </table:table-cell>
          <table:table-cell table:number-columns-repeated="2" table:style-name="ce213" office:value-type="string" calcext:value-type="string">
            <text:p>Weekly</text:p>
          </table:table-cell>
          <table:table-cell table:style-name="ce218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75"/>
          <table:table-cell/>
          <table:table-cell table:style-name="ce87"/>
          <table:table-cell table:style-name="ce100" table:number-columns-repeated="9"/>
          <table:table-cell table:style-name="ce184"/>
          <table:table-cell/>
          <table:table-cell table:style-name="ce84" office:value-type="string" calcext:value-type="string">
            <text:p>Measurement Parameter</text:p>
          </table:table-cell>
          <table:table-cell table:style-name="ce196" office:value-type="string" calcext:value-type="string">
            <text:p>Last Year</text:p>
          </table:table-cell>
          <table:table-cell table:style-name="ce69"/>
          <table:table-cell table:style-name="ce196" office:value-type="string" calcext:value-type="string">
            <text:p>This Year</text:p>
          </table:table-cell>
          <table:table-cell/>
          <table:table-cell table:style-name="ce111" office:value-type="string" calcext:value-type="string">
            <text:p>Display Test</text:p>
          </table:table-cell>
          <table:table-cell table:style-name="ce209"/>
          <table:table-cell table:style-name="ce213"/>
          <table:table-cell table:style-name="ce213" office:value-type="string" calcext:value-type="string">
            <text:p>NA</text:p>
          </table:table-cell>
          <table:table-cell table:style-name="ce218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01"/>
          <table:table-cell table:style-name="ce112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181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85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197"/>
          <table:table-cell table:style-name="ce200" table:formula="of:=IF([.AB7]&lt;&gt;[.AD7];&quot;Change&quot;;&quot;&quot;)">
            <text:p/>
          </table:table-cell>
          <table:table-cell table:style-name="ce201" table:formula="of:=IF(OR([.AA2]=&quot;&quot;;[.AA2]=0);&quot;&quot;;[.AA2])">
            <text:p/>
          </table:table-cell>
          <table:table-cell/>
          <table:table-cell table:style-name="ce111" office:value-type="string" calcext:value-type="string">
            <text:p>Rapid Frame</text:p>
          </table:table-cell>
          <table:table-cell table:style-name="ce210" office:value-type="string" calcext:value-type="string">
            <text:p>NA</text:p>
          </table:table-cell>
          <table:table-cell table:style-name="ce214" office:value-type="string" calcext:value-type="string">
            <text:p>NA</text:p>
          </table:table-cell>
          <table:table-cell table:style-name="ce214" office:value-type="string" calcext:value-type="string">
            <text:p>Quarterly</text:p>
          </table:table-cell>
          <table:table-cell table:style-name="ce219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02" table:formula="of:=IF([.AB8]=&quot;&quot;;&quot;&quot;;[.AB8])">
            <text:p/>
          </table:table-cell>
          <table:table-cell table:style-name="ce113"/>
          <table:table-cell table:style-name="ce11" table:number-columns-repeated="2"/>
          <table:table-cell table:style-name="ce170" office:value-type="string" calcext:value-type="string">
            <text:p>System Information</text:p>
          </table:table-cell>
          <table:table-cell table:style-name="ce11" table:number-columns-repeated="2"/>
          <table:table-cell table:style-name="ce179" table:number-columns-repeated="2"/>
          <table:table-cell table:style-name="ce186"/>
          <table:table-cell/>
          <table:table-cell table:style-name="ce21" office:value-type="string" calcext:value-type="string">
            <text:p>Date</text:p>
          </table:table-cell>
          <table:table-cell table:style-name="ce198"/>
          <table:table-cell table:style-name="ce200" table:formula="of:=IF([.AB8]&lt;&gt;[.AD8];&quot;Change&quot;;&quot;&quot;)">
            <text:p/>
          </table:table-cell>
          <table:table-cell table:style-name="ce202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76"/>
          <table:table-cell/>
          <table:table-cell table:style-name="ce88"/>
          <table:table-cell table:style-name="ce103" office:value-type="string" calcext:value-type="string">
            <text:p>Location</text:p>
          </table:table-cell>
          <table:table-cell table:style-name="ce99" table:number-columns-repeated="2"/>
          <table:table-cell table:style-name="ce153" office:value-type="string" calcext:value-type="string">
            <text:p>Input Changes Only</text:p>
          </table:table-cell>
          <table:table-cell table:style-name="ce99" table:number-columns-repeated="3"/>
          <table:table-cell table:style-name="ce153" office:value-type="string" calcext:value-type="string">
            <text:p>Input Changes Only</text:p>
          </table:table-cell>
          <table:table-cell table:style-name="ce99"/>
          <table:table-cell table:style-name="ce182"/>
          <table:table-cell/>
          <table:table-cell table:style-name="ce21" office:value-type="string" calcext:value-type="string">
            <text:p>Inspector</text:p>
          </table:table-cell>
          <table:table-cell table:style-name="ce197"/>
          <table:table-cell table:style-name="ce200" table:formula="of:=IF([.AB9]&lt;&gt;[.AD9];&quot;Change&quot;;&quot;&quot;)" office:value-type="string" office:string-value="Change" calcext:value-type="string">
            <text:p>Change</text:p>
          </table:table-cell>
          <table:table-cell table:style-name="ce20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4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45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32" table:formula="of:=IF([.S10]&lt;&gt;&quot;&quot;;[.S10];IF([.AB10]=&quot;&quot;;&quot;&quot;;[.AB10]))">
            <text:p/>
          </table:table-cell>
          <table:table-cell table:style-name="ce154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32" table:formula="of:=IF([.W10]&lt;&gt;&quot;&quot;;[.W10];IF([.AB15]=&quot;&quot;;&quot;&quot;;[.AB15]))">
            <text:p/>
          </table:table-cell>
          <table:table-cell table:style-name="ce154"/>
          <table:table-cell table:style-name="ce11"/>
          <table:table-cell table:style-name="ce183"/>
          <table:table-cell/>
          <table:table-cell table:style-name="ce21" office:value-type="string" calcext:value-type="string">
            <text:p>Facility:</text:p>
          </table:table-cell>
          <table:table-cell table:style-name="ce197"/>
          <table:table-cell table:style-name="ce200" table:formula="of:=IF([.AB10]&lt;&gt;[.AD10];&quot;Change&quot;;&quot;&quot;)">
            <text:p/>
          </table:table-cell>
          <table:table-cell table:style-name="ce201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41" table:formula="of:=IF([.V11]=&quot;&quot;;&quot;&quot;;[.V11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32" table:formula="of:=IF([.S11]&lt;&gt;&quot;&quot;;[.S11];IF([.AB11]=&quot;&quot;;&quot;&quot;;[.AB11]))">
            <text:p/>
          </table:table-cell>
          <table:table-cell table:style-name="ce154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132" table:formula="of:=IF([.W11]&lt;&gt;&quot;&quot;;[.W11];IF([.AB16]=&quot;&quot;;&quot;&quot;;[.AB16]))">
            <text:p/>
          </table:table-cell>
          <table:table-cell table:style-name="ce154"/>
          <table:table-cell table:style-name="ce11"/>
          <table:table-cell table:style-name="ce183"/>
          <table:table-cell/>
          <table:table-cell table:style-name="ce21" office:value-type="string" calcext:value-type="string">
            <text:p>Department:</text:p>
          </table:table-cell>
          <table:table-cell table:style-name="ce197"/>
          <table:table-cell table:style-name="ce200" table:formula="of:=IF([.AB11]&lt;&gt;[.AD11];&quot;Change&quot;;&quot;&quot;)">
            <text:p/>
          </table:table-cell>
          <table:table-cell table:style-name="ce201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5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32" table:formula="of:=IF([.S12]&lt;&gt;&quot;&quot;;[.S12];IF([.AB12]=&quot;&quot;;&quot;&quot;;[.AB12]))">
            <text:p/>
          </table:table-cell>
          <table:table-cell table:style-name="ce154"/>
          <table:table-cell table:style-name="ce11"/>
          <table:table-cell table:style-name="ce111" office:value-type="string" calcext:value-type="string">
            <text:p>Workstation ID:</text:p>
          </table:table-cell>
          <table:table-cell table:style-name="ce173" table:formula="of:=IF([.W12]&lt;&gt;&quot;&quot;;[.W12];IF([.AB17]=&quot;&quot;;&quot;&quot;;[.AB17]))">
            <text:p/>
          </table:table-cell>
          <table:table-cell table:style-name="ce180"/>
          <table:table-cell table:style-name="ce11"/>
          <table:table-cell table:style-name="ce183"/>
          <table:table-cell/>
          <table:table-cell table:style-name="ce21" office:value-type="string" calcext:value-type="string">
            <text:p>Area/Division:</text:p>
          </table:table-cell>
          <table:table-cell table:style-name="ce197"/>
          <table:table-cell table:style-name="ce200" table:formula="of:=IF([.AB12]&lt;&gt;[.AD12];&quot;Change&quot;;&quot;&quot;)">
            <text:p/>
          </table:table-cell>
          <table:table-cell table:style-name="ce201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5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33" table:formula="of:=IF([.S13]&lt;&gt;&quot;&quot;;[.S13];IF([.AB13]=&quot;&quot;;&quot;&quot;;[.AB13]))">
            <text:p/>
          </table:table-cell>
          <table:table-cell table:style-name="ce155"/>
          <table:table-cell table:style-name="ce11"/>
          <table:table-cell table:style-name="ce111" office:value-type="string" calcext:value-type="string">
            <text:p>Left monitor SN:</text:p>
          </table:table-cell>
          <table:table-cell table:style-name="ce174" table:formula="of:=IF([.W13]&lt;&gt;&quot;&quot;;[.W13];IF([.AB17]=&quot;&quot;;&quot;&quot;;[.AB17]))">
            <text:p/>
          </table:table-cell>
          <table:table-cell table:style-name="ce155"/>
          <table:table-cell table:style-name="ce11"/>
          <table:table-cell table:style-name="ce183"/>
          <table:table-cell/>
          <table:table-cell table:style-name="ce21" office:value-type="string" calcext:value-type="string">
            <text:p>Survey ID:</text:p>
          </table:table-cell>
          <table:table-cell table:style-name="ce197"/>
          <table:table-cell table:style-name="ce200" table:formula="of:=IF([.AB13]&lt;&gt;[.AD13];&quot;Change&quot;;&quot;&quot;)">
            <text:p/>
          </table:table-cell>
          <table:table-cell table:style-name="ce201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5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32" table:formula="of:=IF([.S14]&lt;&gt;&quot;&quot;;[.S14];IF([.AB14]=&quot;&quot;;&quot;&quot;;[.AB14]))">
            <text:p/>
          </table:table-cell>
          <table:table-cell table:style-name="ce154"/>
          <table:table-cell table:style-name="ce11"/>
          <table:table-cell table:style-name="ce111" office:value-type="string" calcext:value-type="string">
            <text:p>Right monitor SN:</text:p>
          </table:table-cell>
          <table:table-cell table:style-name="ce175" table:formula="of:=IF([.W14]&lt;&gt;&quot;&quot;;[.W14];IF([.AB18]=&quot;&quot;;&quot;&quot;;[.AB18]))">
            <text:p/>
          </table:table-cell>
          <table:table-cell table:style-name="ce155"/>
          <table:table-cell table:style-name="ce11"/>
          <table:table-cell table:style-name="ce183"/>
          <table:table-cell/>
          <table:table-cell table:style-name="ce21" office:value-type="string" calcext:value-type="string">
            <text:p>Room Number:</text:p>
          </table:table-cell>
          <table:table-cell table:style-name="ce197"/>
          <table:table-cell table:style-name="ce200" table:formula="of:=IF([.AB14]&lt;&gt;[.AD14];&quot;Change&quot;;&quot;&quot;)">
            <text:p/>
          </table:table-cell>
          <table:table-cell table:style-name="ce201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table:number-columns-spanned="2" table:number-rows-spanned="1">
            <text:p/>
          </table:table-cell>
          <table:covered-table-cell table:style-name="ce46"/>
          <table:table-cell table:number-columns-repeated="6"/>
          <table:table-cell table:style-name="ce77"/>
          <table:table-cell/>
          <table:table-cell table:style-name="ce89"/>
          <table:table-cell table:style-name="ce104"/>
          <table:table-cell table:style-name="ce114" office:value-type="string" calcext:value-type="string">
            <text:p>QC Manual version:</text:p>
          </table:table-cell>
          <table:table-cell table:style-name="ce134" table:formula="of:=IF([.S15]&lt;&gt;&quot;&quot;;[.S15];IF([.AB15]=&quot;&quot;;&quot;&quot;;[.AB15]))">
            <text:p/>
          </table:table-cell>
          <table:table-cell table:style-name="ce156"/>
          <table:table-cell table:style-name="ce104" table:number-columns-repeated="5"/>
          <table:table-cell table:style-name="ce187"/>
          <table:table-cell/>
          <table:table-cell table:style-name="ce193" office:value-type="string" calcext:value-type="string">
            <text:p>QC Manual version:</text:p>
          </table:table-cell>
          <table:table-cell table:style-name="ce197"/>
          <table:table-cell table:style-name="ce200" table:formula="of:=IF([.AB15]&lt;&gt;[.AD15];&quot;Change&quot;;&quot;&quot;)">
            <text:p/>
          </table:table-cell>
          <table:table-cell table:style-name="ce201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6" table:number-columns-repeated="10"/>
          <table:table-cell table:style-name="ce77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197"/>
          <table:table-cell table:style-name="ce200" table:formula="of:=IF([.AB16]&lt;&gt;[.AD16];&quot;Change&quot;;&quot;&quot;)">
            <text:p/>
          </table:table-cell>
          <table:table-cell table:style-name="ce201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number-columns-repeated="10"/>
          <table:table-cell table:style-name="ce7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57"/>
          <table:table-cell table:style-name="ce170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199"/>
          <table:table-cell table:style-name="ce200" table:formula="of:=IF([.AB17]&lt;&gt;[.AD17];&quot;Change&quot;;&quot;&quot;)">
            <text:p/>
          </table:table-cell>
          <table:table-cell table:style-name="ce203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number-columns-repeated="10"/>
          <table:table-cell table:style-name="ce79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90" office:value-type="string" calcext:value-type="string">
            <text:p>Enter 1 for YES, 2 for NO, 3 for NA</text:p>
          </table:table-cell>
          <table:table-cell table:style-name="ce105" table:number-columns-repeated="9"/>
          <table:table-cell table:style-name="ce188"/>
          <table:table-cell/>
          <table:table-cell table:style-name="ce111" office:value-type="string" calcext:value-type="string">
            <text:p>Workstation ID:</text:p>
          </table:table-cell>
          <table:table-cell table:style-name="ce199"/>
          <table:table-cell table:style-name="ce200" table:formula="of:=IF([.AB18]&lt;&gt;[.AD18];&quot;Change&quot;;&quot;&quot;)">
            <text:p/>
          </table:table-cell>
          <table:table-cell table:style-name="ce204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6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6"/>
          <table:table-cell table:style-name="ce77"/>
          <table:table-cell/>
          <table:table-cell table:style-name="ce91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189"/>
          <table:table-cell/>
          <table:table-cell table:style-name="ce111" office:value-type="string" calcext:value-type="string">
            <text:p>Left monitor SN:</text:p>
          </table:table-cell>
          <table:table-cell table:style-name="ce199"/>
          <table:table-cell table:style-name="ce200" table:formula="of:=IF([.AB19]&lt;&gt;[.AD19];&quot;Change&quot;;&quot;&quot;)">
            <text:p/>
          </table:table-cell>
          <table:table-cell table:style-name="ce20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5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45" table:formula="of:=IF([.R20]=&quot;&quot;;&quot;&quot;;[.R20])">
            <text:p/>
          </table:table-cell>
          <table:table-cell table:style-name="ce45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Monitor surface is clean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/>
          <table:table-cell table:style-name="ce111" office:value-type="string" calcext:value-type="string">
            <text:p>Right monitor SN:</text:p>
          </table:table-cell>
          <table:table-cell table:style-name="ce199"/>
          <table:table-cell table:style-name="ce200" table:formula="of:=IF([.AB20]&lt;&gt;[.AD20];&quot;Change&quot;;&quot;&quot;)">
            <text:p/>
          </table:table-cell>
          <table:table-cell table:style-name="ce20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5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46" table:formula="of:=IF([.R21]=&quot;&quot;;&quot;&quot;;[.R21])">
            <text:p/>
          </table:table-cell>
          <table:table-cell table:style-name="ce46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Viewing conditions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5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46" table:formula="of:=IF([.R22]=&quot;&quot;;&quot;&quot;;[.R22])">
            <text:p/>
          </table:table-cell>
          <table:table-cell table:style-name="ce46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TG18-QC test pattern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/>
          <table:table-cell table:style-name="ce194" office:value-type="string" calcext:value-type="string">
            <text:p>Ambient Light:</text:p>
          </table:table-cell>
          <table:table-cell table:style-name="ce199"/>
          <table:table-cell table:style-name="ce200" table:formula="of:=IF([.AB22]&lt;&gt;[.AD22];&quot;Change&quot;;&quot;&quot;)">
            <text:p/>
          </table:table-cell>
          <table:table-cell table:style-name="ce204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5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46" table:formula="of:=IF([.R23]=&quot;&quot;;&quot;&quot;;[.R23])">
            <text:p/>
          </table:table-cell>
          <table:table-cell table:style-name="ce46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Rapid Frame acceptable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/>
          <table:table-cell table:style-name="ce111" office:value-type="string" calcext:value-type="string">
            <text:p>Auto Cal Lum Ratio L:</text:p>
          </table:table-cell>
          <table:table-cell table:style-name="ce199"/>
          <table:table-cell table:style-name="ce200" table:formula="of:=IF([.AB23]&lt;&gt;[.AD23];&quot;Change&quot;;&quot;&quot;)">
            <text:p/>
          </table:table-cell>
          <table:table-cell table:style-name="ce205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5" office:value-type="string" calcext:value-type="string">
            <text:p>Display Test</text:p>
          </table:table-cell>
          <table:table-cell table:style-name="ce44" table:formula="of:=IF([.P51]=&quot;&quot;;&quot;&quot;;[.P51])">
            <text:p/>
          </table:table-cell>
          <table:table-cell table:style-name="ce46" table:number-columns-repeated="7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Auto Cal Lum Ratio R:</text:p>
          </table:table-cell>
          <table:table-cell table:style-name="ce199"/>
          <table:table-cell table:style-name="ce200" table:formula="of:=IF([.AB24]&lt;&gt;[.AD24];&quot;Change&quot;;&quot;&quot;)">
            <text:p/>
          </table:table-cell>
          <table:table-cell table:style-name="ce205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3" office:value-type="string" calcext:value-type="string">
            <text:p>Room Conditions</text:p>
          </table:table-cell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Uniformity Dev UNL10 L:</text:p>
          </table:table-cell>
          <table:table-cell table:style-name="ce199"/>
          <table:table-cell table:style-name="ce200" table:formula="of:=IF([.AB25]&lt;&gt;[.AD25];&quot;Change&quot;;&quot;&quot;)">
            <text:p/>
          </table:table-cell>
          <table:table-cell table:style-name="ce206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4" office:value-type="string" calcext:value-type="string">
            <text:p>Room Conditions</text:p>
          </table:table-cell>
          <table:table-cell table:number-columns-repeated="9"/>
          <table:table-cell table:style-name="ce77"/>
          <table:table-cell/>
          <table:table-cell table:style-name="ce94" office:value-type="string" calcext:value-type="string">
            <text:p>Ambient Light:</text:p>
          </table:table-cell>
          <table:table-cell table:style-name="ce106"/>
          <table:table-cell office:value-type="string" calcext:value-type="string">
            <text:p>lux</text:p>
          </table:table-cell>
          <table:table-cell table:number-columns-repeated="7"/>
          <table:table-cell table:style-name="ce189"/>
          <table:table-cell/>
          <table:table-cell table:style-name="ce111" office:value-type="string" calcext:value-type="string">
            <text:p>Uniformity Dev UNL10 R:</text:p>
          </table:table-cell>
          <table:table-cell table:style-name="ce199"/>
          <table:table-cell table:style-name="ce200" table:formula="of:=IF([.AB26]&lt;&gt;[.AD26];&quot;Change&quot;;&quot;&quot;)">
            <text:p/>
          </table:table-cell>
          <table:table-cell table:style-name="ce206" table:formula="of:=IF([.R83]=&quot;&quot;;&quot;&quot;;[.R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5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6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77"/>
          <table:table-cell/>
          <table:table-cell table:style-name="ce95" office:value-type="string" calcext:value-type="string">
            <text:p>Previous:</text:p>
          </table:table-cell>
          <table:table-cell table:style-name="ce107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Uniformity Dev UNL80 L:</text:p>
          </table:table-cell>
          <table:table-cell table:style-name="ce199"/>
          <table:table-cell table:style-name="ce200" table:formula="of:=IF([.AB27]&lt;&gt;[.AD27];&quot;Change&quot;;&quot;&quot;)">
            <text:p/>
          </table:table-cell>
          <table:table-cell table:style-name="ce206" table:formula="of:=IF([.S83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5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30]&lt;&gt;&quot;&quot;;[.Q30];IF([.AB31]=&quot;&quot;;&quot;&quot;;[.AB31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/>
          <table:table-cell table:style-name="ce111" office:value-type="string" calcext:value-type="string">
            <text:p>Uniformity Dev UNL80 R:</text:p>
          </table:table-cell>
          <table:table-cell table:style-name="ce199"/>
          <table:table-cell table:style-name="ce200" table:formula="of:=IF([.AB28]&lt;&gt;[.AD28];&quot;Change&quot;;&quot;&quot;)">
            <text:p/>
          </table:table-cell>
          <table:table-cell table:style-name="ce206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6" table:number-columns-repeated="8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28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6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/>
          <table:table-cell table:style-name="ce72" office:value-type="string" calcext:value-type="string">
            <text:p>Comments</text:p>
          </table:table-cell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Room Conditions:</text:p>
          </table:table-cell>
          <table:table-cell table:style-name="ce199"/>
          <table:table-cell table:style-name="ce200" table:formula="of:=IF([.AB31]&lt;&gt;[.AD31];&quot;Change&quot;;&quot;&quot;)">
            <text:p/>
          </table:table-cell>
          <table:table-cell table:style-name="ce206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4" office:value-type="string" calcext:value-type="string">
            <text:p>Auto Calibration</text:p>
          </table:table-cell>
          <table:table-cell table:number-columns-repeated="9"/>
          <table:table-cell table:style-name="ce77"/>
          <table:table-cell/>
          <table:table-cell table:style-name="ce93" office:value-type="string" calcext:value-type="string">
            <text:p>Auto Calibration</text:p>
          </table:table-cell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Auto Calibration:</text:p>
          </table:table-cell>
          <table:table-cell table:style-name="ce199"/>
          <table:table-cell table:style-name="ce200" table:formula="of:=IF([.AB32]&lt;&gt;[.AD32];&quot;Change&quot;;&quot;&quot;)">
            <text:p/>
          </table:table-cell>
          <table:table-cell table:style-name="ce206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6" office:value-type="string" calcext:value-type="string">
            <text:p>Date:</text:p>
          </table:table-cell>
          <table:table-cell table:style-name="ce29" table:formula="of:=IF([.P33]=&quot;&quot;;&quot;&quot;;[.P33])">
            <text:p/>
          </table:table-cell>
          <table:table-cell table:style-name="ce17"/>
          <table:table-cell table:style-name="ce16" office:value-type="string" calcext:value-type="string">
            <text:p>Lmin</text:p>
          </table:table-cell>
          <table:table-cell table:style-name="ce16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17" table:number-columns-repeated="4"/>
          <table:table-cell table:style-name="ce77"/>
          <table:table-cell/>
          <table:table-cell table:style-name="ce96" office:value-type="string" calcext:value-type="string">
            <text:p>Date:</text:p>
          </table:table-cell>
          <table:table-cell table:style-name="ce101"/>
          <table:table-cell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Compliance Test:</text:p>
          </table:table-cell>
          <table:table-cell table:style-name="ce199"/>
          <table:table-cell table:style-name="ce200" table:formula="of:=IF([.AB33]&lt;&gt;[.AD33];&quot;Change&quot;;&quot;&quot;)">
            <text:p/>
          </table:table-cell>
          <table:table-cell table:style-name="ce206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7" table:number-columns-repeated="2"/>
          <table:table-cell table:style-name="ce15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17" table:number-columns-repeated="4"/>
          <table:table-cell table:style-name="ce77"/>
          <table:table-cell/>
          <table:table-cell table:style-name="ce91"/>
          <table:table-cell/>
          <table:table-cell table:style-name="ce118" office:value-type="string" calcext:value-type="string">
            <text:p>Lmin (cd/m^2)</text:p>
          </table:table-cell>
          <table:table-cell table:style-name="ce121" table:number-columns-repeated="2"/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Display Test:</text:p>
          </table:table-cell>
          <table:table-cell table:style-name="ce199"/>
          <table:table-cell table:style-name="ce200" table:formula="of:=IF([.AB34]&lt;&gt;[.AD34];&quot;Change&quot;;&quot;&quot;)">
            <text:p/>
          </table:table-cell>
          <table:table-cell table:style-name="ce206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7" table:number-columns-repeated="2"/>
          <table:table-cell table:style-name="ce15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17" table:number-columns-repeated="4"/>
          <table:table-cell table:style-name="ce77"/>
          <table:table-cell/>
          <table:table-cell table:style-name="ce91"/>
          <table:table-cell/>
          <table:table-cell table:style-name="ce119" office:value-type="string" calcext:value-type="string">
            <text:p>Lmax (cd/m^2)</text:p>
          </table:table-cell>
          <table:table-cell table:style-name="ce122" table:number-columns-repeated="2"/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TG-18 Black/White:</text:p>
          </table:table-cell>
          <table:table-cell table:style-name="ce199"/>
          <table:table-cell table:style-name="ce200" table:formula="of:=IF([.AB35]&lt;&gt;[.AD35];&quot;Change&quot;;&quot;&quot;)">
            <text:p/>
          </table:table-cell>
          <table:table-cell table:style-name="ce206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1"/>
          <table:table-cell/>
          <table:table-cell table:style-name="ce111" office:value-type="string" calcext:value-type="string">
            <text:p>Luminance Ratio</text:p>
          </table:table-cell>
          <table:table-cell table:style-name="ce138" table:formula="of:=IF(OR([.R34]=&quot;&quot;;[.R35]=&quot;&quot;);&quot;&quot;;[.R35]/[.R34])">
            <text:p/>
          </table:table-cell>
          <table:table-cell table:style-name="ce158" table:formula="of:=IF(OR([.S34]=&quot;&quot;;[.S35]=&quot;&quot;);&quot;&quot;;[.S35]/[.S34])">
            <text:p/>
          </table:table-cell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TG-18 QC:</text:p>
          </table:table-cell>
          <table:table-cell table:style-name="ce199"/>
          <table:table-cell table:style-name="ce200" table:formula="of:=IF([.AB36]&lt;&gt;[.AD36];&quot;Change&quot;;&quot;&quot;)">
            <text:p/>
          </table:table-cell>
          <table:table-cell table:style-name="ce206" table:formula="of:=IF([.Q71]=&quot;&quot;;&quot;&quot;;[.Q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7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TG-18 Uniformity:</text:p>
          </table:table-cell>
          <table:table-cell table:style-name="ce199"/>
          <table:table-cell table:style-name="ce200" table:formula="of:=IF([.AB37]&lt;&gt;[.AD37];&quot;Change&quot;;&quot;&quot;)">
            <text:p/>
          </table:table-cell>
          <table:table-cell table:style-name="ce206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7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40]&lt;&gt;&quot;&quot;;[.Q40];IF([.AB32]=&quot;&quot;;&quot;&quot;;[.AB32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38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/>
          <table:table-cell table:style-name="ce72" office:value-type="string" calcext:value-type="string">
            <text:p>Comments</text:p>
          </table:table-cell>
          <table:table-cell table:style-name="ce199"/>
          <table:table-cell table:style-name="ce200" table:formula="of:=IF([.AB39]&lt;&gt;[.AD39];&quot;Change&quot;;&quot;&quot;)">
            <text:p/>
          </table:table-cell>
          <table:table-cell table:style-name="ce206" table:formula="of:=IF([.Q91]=&quot;&quot;;&quot;&quot;;[.Q9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4" office:value-type="string" calcext:value-type="string">
            <text:p>Compliance Test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6" office:value-type="string" calcext:value-type="string">
            <text:p>Date:</text:p>
          </table:table-cell>
          <table:table-cell table:style-name="ce29" table:formula="of:=IF([.P43]=&quot;&quot;;&quot;&quot;;[.P43])">
            <text:p/>
          </table:table-cell>
          <table: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2"/>
          <table:table-cell table:style-name="ce199"/>
          <table:table-cell table:style-name="ce200" table:formula="of:=IF([.AB41]&lt;&gt;[.AD41];&quot;Change&quot;;&quot;&quot;)">
            <text:p/>
          </table:table-cell>
          <table:table-cell table:style-name="ce206" table:formula="of:=IF([.Q93]=&quot;&quot;;&quot;&quot;;[.Q9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3" office:value-type="string" calcext:value-type="string">
            <text:p>Compliance Test</text:p>
          </table:table-cell>
          <table:table-cell table:number-columns-repeated="9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6" office:value-type="string" calcext:value-type="string">
            <text:p>Date:</text:p>
          </table:table-cell>
          <table:table-cell table:style-name="ce101"/>
          <table:table-cell table:number-columns-repeated="8"/>
          <table:table-cell table:style-name="ce189"/>
          <table:table-cell table:number-columns-repeated="2"/>
          <table:table-cell table:style-name="ce199"/>
          <table:table-cell table:style-name="ce200" table:formula="of:=IF([.AB43]&lt;&gt;[.AD43];&quot;Change&quot;;&quot;&quot;)">
            <text:p/>
          </table:table-cell>
          <table:table-cell table:style-name="ce206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7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7" office:value-type="string" calcext:value-type="string">
            <text:p>Enter 1 for YES, 2 for NO, 3 for NA</text:p>
          </table:table-cell>
          <table:table-cell table:number-columns-repeated="2"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7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/>
          <table:table-cell table:style-name="ce111" office:value-type="string" calcext:value-type="string">
            <text:p>DICOM GSDF curve acceptable:</text:p>
          </table:table-cell>
          <table:table-cell table:style-name="ce139" table:number-columns-repeated="2"/>
          <table:table-cell table:number-columns-repeated="5"/>
          <table:table-cell table:style-name="ce189"/>
          <table:table-cell table:number-columns-repeated="2"/>
          <table:table-cell table:style-name="ce199"/>
          <table:table-cell table:style-name="ce200" table:formula="of:=IF([.AB45]&lt;&gt;[.AD45];&quot;Change&quot;;&quot;&quot;)">
            <text:p/>
          </table:table-cell>
          <table:table-cell table:style-name="ce206" table:formula="of:=IF([.Q97]=&quot;&quot;;&quot;&quot;;[.Q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48]&lt;&gt;&quot;&quot;;[.Q48];IF([.AB33]=&quot;&quot;;&quot;&quot;;[.AB33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4" office:value-type="string" calcext:value-type="string">
            <text:p>TG-18 Test Patterns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46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47]&lt;&gt;[.AD47];&quot;Change&quot;;&quot;&quot;)">
            <text:p/>
          </table:table-cell>
          <table:table-cell table:style-name="ce206" table:formula="of:=IF([.Q99]=&quot;&quot;;&quot;&quot;;[.Q9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8" office:value-type="string" calcext:value-type="string">
            <text:p>TG-18 LN01</text:p>
          </table:table-cell>
          <table:table-cell table:style-name="ce17" table:number-columns-repeated="5"/>
          <table:table-cell table:style-name="ce18" office:value-type="string" calcext:value-type="string">
            <text:p>TG-18 LN18</text:p>
          </table:table-cell>
          <table:table-cell table:style-name="ce17" table:number-columns-repeated="3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6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6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17" table:number-columns-repeated="2"/>
          <table:table-cell table:style-name="ce16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6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2"/>
          <table:table-cell table:style-name="ce199"/>
          <table:table-cell table:style-name="ce200" table:formula="of:=IF([.AB49]&lt;&gt;[.AD49];&quot;Change&quot;;&quot;&quot;)">
            <text:p/>
          </table:table-cell>
          <table:table-cell table:style-name="ce206" table:formula="of:=IF([.Q101]=&quot;&quot;;&quot;&quot;;[.Q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3" office:value-type="string" calcext:value-type="string">
            <text:p>Display Test</text:p>
          </table:table-cell>
          <table:table-cell table:number-columns-repeated="9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7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6" office:value-type="string" calcext:value-type="string">
            <text:p>Date:</text:p>
          </table:table-cell>
          <table:table-cell table:style-name="ce101"/>
          <table:table-cell table:number-columns-repeated="8"/>
          <table:table-cell table:style-name="ce189"/>
          <table:table-cell table:number-columns-repeated="2"/>
          <table:table-cell table:style-name="ce199"/>
          <table:table-cell table:style-name="ce200" table:formula="of:=IF([.AB51]&lt;&gt;[.AD51];&quot;Change&quot;;&quot;&quot;)">
            <text:p/>
          </table:table-cell>
          <table:table-cell table:style-name="ce206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7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54]&lt;&gt;&quot;&quot;;[.Q54];IF([.AB34]=&quot;&quot;;&quot;&quot;;[.AB34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52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53]&lt;&gt;[.AD53];&quot;Change&quot;;&quot;&quot;)">
            <text:p/>
          </table:table-cell>
          <table:table-cell table:style-name="ce206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19" office:value-type="string" calcext:value-type="string">
            <text:p>TG-18 QC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 table:number-columns-repeated="5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2"/>
          <table:table-cell table:style-name="ce199"/>
          <table:table-cell table:style-name="ce200" table:formula="of:=IF([.AB55]&lt;&gt;[.AD55];&quot;Change&quot;;&quot;&quot;)">
            <text:p/>
          </table:table-cell>
          <table:table-cell table:style-name="ce206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3" office:value-type="string" calcext:value-type="string">
            <text:p>TG-18 Test Patterns</text:p>
          </table:table-cell>
          <table:table-cell table:number-columns-repeated="9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8" office:value-type="string" calcext:value-type="string">
            <text:p>TG-18 Black/White</text:p>
          </table:table-cell>
          <table:table-cell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57]&lt;&gt;[.AD57];&quot;Change&quot;;&quot;&quot;)">
            <text:p/>
          </table:table-cell>
          <table:table-cell table:style-name="ce206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1"/>
          <table:table-cell table:style-name="ce109" office:value-type="string" calcext:value-type="string">
            <text:p>LN-01 (cd/m^2)</text:p>
          </table:table-cell>
          <table:table-cell table:style-name="ce121" table:number-columns-repeated="2"/>
          <table:table-cell table:number-columns-repeated="6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69]=&quot;&quot;;&quot;&quot;;IF(LEN([.Q69])&lt;=135;[.Q69];IF(LEN([.Q69])&lt;=260;LEFT([.Q69];SEARCH(&quot; &quot;;[.Q69];125));LEFT([.Q69];SEARCH(&quot; &quot;;[.Q69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1"/>
          <table:table-cell table:style-name="ce110" office:value-type="string" calcext:value-type="string">
            <text:p>LN-18 (cd/m^2)</text:p>
          </table:table-cell>
          <table:table-cell table:style-name="ce122" table:number-columns-repeated="2"/>
          <table:table-cell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59]&lt;&gt;[.AD59];&quot;Change&quot;;&quot;&quot;)">
            <text:p/>
          </table:table-cell>
          <table:table-cell table:style-name="ce206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7"/>
          <table:table-cell table:style-name="ce27" table:formula="of:=IF(LEN([.Q69])&lt;=135;&quot;&quot;;IF(LEN([.Q69])&lt;=260;RIGHT([.Q69];LEN([.Q69])-SEARCH(&quot; &quot;;[.Q69];125));MID([.Q69];SEARCH(&quot; &quot;;[.Q69];130);IF(LEN([.Q69])&lt;=265;LEN([.Q69]);SEARCH(&quot; &quot;;[.Q69];255)-SEARCH(&quot; &quot;;[.Q69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62]&lt;&gt;&quot;&quot;;[.Q62];IF([.AB42]=&quot;&quot;;&quot;&quot;;[.AB35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7"/>
          <table:table-cell table:style-name="ce28" table:formula="of:=IF(LEN([.Q69])&lt;=265;&quot;&quot;;RIGHT([.Q69];LEN([.Q69])-SEARCH(&quot; &quot;;[.Q69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60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20" table:number-columns-repeated="10"/>
          <table:table-cell table:style-name="ce80"/>
          <table:table-cell/>
          <table:table-cell table:style-name="ce98" office:value-type="string" calcext:value-type="string">
            <text:p>TG-18 QC</text:p>
          </table:table-cell>
          <table:table-cell table:number-columns-repeated="9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8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7" office:value-type="string" calcext:value-type="string">
            <text:p>Enter 1 for YES, 2 for NO, 3 for NA</text:p>
          </table:table-cell>
          <table:table-cell table:number-columns-repeated="2"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82" table:formula="of:=IF([.$R$13]=&quot;&quot;;&quot;&quot;;[.$R$13])">
            <text:p/>
          </table:table-cell>
          <table:table-cell/>
          <table:table-cell table:style-name="ce91"/>
          <table:table-cell/>
          <table:table-cell table:style-name="ce111" office:value-type="string" calcext:value-type="string">
            <text:p>5%/95% patches visible:</text:p>
          </table:table-cell>
          <table:table-cell table:style-name="ce140"/>
          <table:table-cell table:style-name="ce159"/>
          <table:table-cell table:number-columns-repeated="5"/>
          <table:table-cell table:style-name="ce189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1"/>
          <table:table-cell/>
          <table:table-cell table:style-name="ce111" office:value-type="string" calcext:value-type="string">
            <text:p>Resolution acceptable:</text:p>
          </table:table-cell>
          <table:table-cell table:style-name="ce141"/>
          <table:table-cell table:style-name="ce160"/>
          <table:table-cell table:number-columns-repeated="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84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91"/>
          <table:table-cell/>
          <table:table-cell table:style-name="ce111" office:value-type="string" calcext:value-type="string">
            <text:p>Display is free of artifacts/noise:</text:p>
          </table:table-cell>
          <table:table-cell table:style-name="ce142"/>
          <table:table-cell table:style-name="ce161"/>
          <table:table-cell table:number-columns-repeated="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71]&lt;&gt;&quot;&quot;;[.Q71];IF([.AB36]=&quot;&quot;;&quot;&quot;;[.AB36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13" table:number-columns-repeated="9"/>
          <table:table-cell table:style-name="ce76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69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7"/>
          <table:table-cell table:style-name="ce33" table:formula="of:=[.Q74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74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2" office:value-type="string" calcext:value-type="string">
            <text:p>Visual Assessment</text:p>
          </table:table-cell>
          <table:table-cell table:number-columns-repeated="3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7"/>
          <table:table-cell table:style-name="ce34" table:formula="of:=[.Q75]" office:value-type="string" office:string-value="Left ()" calcext:value-type="string">
            <text:p>Left ()</text:p>
          </table:table-cell>
          <table:table-cell table:style-name="ce48" table:formula="of:=[.R75]" office:value-type="string" office:string-value="Right ()" calcext:value-type="string">
            <text:p>Right ()</text:p>
          </table:table-cell>
          <table:table-cell table:style-name="ce48" table:formula="of:=[.S75]" office:value-type="string" office:string-value="Left ()" calcext:value-type="string">
            <text:p>Left ()</text:p>
          </table:table-cell>
          <table:table-cell table:style-name="ce64" table:formula="of:=[.T75]" office:value-type="string" office:string-value="Right ()" calcext:value-type="string">
            <text:p>Right ()</text:p>
          </table:table-cell>
          <table:table-cell/>
          <table:table-cell table:style-name="ce42" table:formula="of:=IF([.V75]=&quot;&quot;;&quot;TBD&quot;;IF([.V75]=1;&quot;YES&quot;;IF([.V75]=2;&quot;NO&quot;;IF([.V75]=3;&quot;NA&quot;;&quot;&quot;))))" office:value-type="string" office:string-value="TBD" calcext:value-type="string">
            <text:p>TBD</text:p>
          </table:table-cell>
          <table:table-cell table:style-name="ce17" office:value-type="string" calcext:value-type="string">
            <text:p>Free from gross non-uniformities</text:p>
          </table:table-cell>
          <table:table-cell table:number-columns-repeated="2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5" office:value-type="string" calcext:value-type="string">
            <text:p>Average:</text:p>
          </table:table-cell>
          <table:table-cell table:style-name="ce35" table:formula="of:=IF([.Q81]=&quot;&quot;;&quot;&quot;;[.Q81])">
            <text:p/>
          </table:table-cell>
          <table:table-cell table:style-name="ce49" table:formula="of:=IF([.R81]=&quot;&quot;;&quot;&quot;;[.R81])">
            <text:p/>
          </table:table-cell>
          <table:table-cell table:style-name="ce49" table:formula="of:=IF([.S81]=&quot;&quot;;&quot;&quot;;[.S81])">
            <text:p/>
          </table:table-cell>
          <table:table-cell table:style-name="ce65" table:formula="of:=IF([.T81]=&quot;&quot;;&quot;&quot;;[.T81])">
            <text:p/>
          </table:table-cell>
          <table:table-cell/>
          <table:table-cell table:style-name="ce43" table:formula="of:=IF([.V76]=&quot;&quot;;&quot;TBD&quot;;IF([.V76]=1;&quot;YES&quot;;IF([.V76]=2;&quot;NO&quot;;IF([.V76]=3;&quot;NA&quot;;&quot;&quot;))))" office:value-type="string" office:string-value="TBD" calcext:value-type="string">
            <text:p>TBD</text:p>
          </table:table-cell>
          <table:table-cell table:style-name="ce17" office:value-type="string" calcext:value-type="string">
            <text:p>Free from non-symmetric non-uniformities</text:p>
          </table:table-cell>
          <table:table-cell table:number-columns-repeated="2"/>
          <table:table-cell table:style-name="ce77"/>
          <table:table-cell/>
          <table:table-cell table:style-name="ce98" office:value-type="string" calcext:value-type="string">
            <text:p>TG-18 Uniformity</text:p>
          </table:table-cell>
          <table:table-cell table:number-columns-repeated="6"/>
          <table:table-cell table:style-name="ce72" office:value-type="string" calcext:value-type="string">
            <text:p>Visual assessment</text:p>
          </table:table-cell>
          <table:table-cell table:number-columns-repeated="2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5" office:value-type="string" calcext:value-type="string">
            <text:p>SD:</text:p>
          </table:table-cell>
          <table:table-cell table:style-name="ce35" table:formula="of:=IF([.Q82]=&quot;&quot;;&quot;&quot;;[.Q82])">
            <text:p/>
          </table:table-cell>
          <table:table-cell table:style-name="ce49" table:formula="of:=IF([.R82]=&quot;&quot;;&quot;&quot;;[.R82])">
            <text:p/>
          </table:table-cell>
          <table:table-cell table:style-name="ce49" table:formula="of:=IF([.S82]=&quot;&quot;;&quot;&quot;;[.S82])">
            <text:p/>
          </table:table-cell>
          <table:table-cell table:style-name="ce65" table:formula="of:=IF([.T82]=&quot;&quot;;&quot;&quot;;[.T82])">
            <text:p/>
          </table:table-cell>
          <table:table-cell/>
          <table:table-cell table:style-name="ce43" table:formula="of:=IF([.V77]=&quot;&quot;;&quot;TBD&quot;;IF([.V77]=1;&quot;YES&quot;;IF([.V77]=2;&quot;NO&quot;;IF([.V77]=3;&quot;NA&quot;;&quot;&quot;))))" office:value-type="string" office:string-value="TBD" calcext:value-type="string">
            <text:p>TBD</text:p>
          </table:table-cell>
          <table:table-cell table:style-name="ce17" office:value-type="string" calcext:value-type="string">
            <text:p>Free from significant luminance variation</text:p>
          </table:table-cell>
          <table:table-cell table:number-columns-repeated="2"/>
          <table:table-cell table:style-name="ce77"/>
          <table:table-cell/>
          <table:table-cell table:style-name="ce91"/>
          <table:table-cell/>
          <table:table-cell table:style-name="ce123" office:value-type="string" calcext:value-type="string" table:number-columns-spanned="2" table:number-rows-spanned="1">
            <text:p>UNL-10 (cd/m^2)</text:p>
          </table:table-cell>
          <table:covered-table-cell table:style-name="ce143"/>
          <table:table-cell table:style-name="ce123" office:value-type="string" calcext:value-type="string" table:number-columns-spanned="2" table:number-rows-spanned="1">
            <text:p>UNL-80 (cd/m^2)</text:p>
          </table:table-cell>
          <table:covered-table-cell table:style-name="ce143"/>
          <table:table-cell/>
          <table:table-cell table:style-name="ce177" office:value-type="string" calcext:value-type="string">
            <text:p>Enter 1 for YES, 2 for NO, 3 for NA</text:p>
          </table:table-cell>
          <table:table-cell table:number-columns-repeated="2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5" office:value-type="string" calcext:value-type="string">
            <text:p>Deviation (%)</text:p>
          </table:table-cell>
          <table:table-cell table:style-name="ce36" table:formula="of:=IF([.Q83]=&quot;&quot;;&quot;&quot;;[.Q83])">
            <text:p/>
          </table:table-cell>
          <table:table-cell table:style-name="ce50" table:formula="of:=IF([.R83]=&quot;&quot;;&quot;&quot;;[.R83])">
            <text:p/>
          </table:table-cell>
          <table:table-cell table:style-name="ce50" table:formula="of:=IF([.S83]=&quot;&quot;;&quot;&quot;;[.S83])">
            <text:p/>
          </table:table-cell>
          <table:table-cell table:style-name="ce66" table:formula="of:=IF([.T83]=&quot;&quot;;&quot;&quot;;[.T83])">
            <text:p/>
          </table:table-cell>
          <table:table-cell table:number-columns-repeated="5"/>
          <table:table-cell table:style-name="ce77"/>
          <table:table-cell/>
          <table:table-cell table:style-name="ce91"/>
          <table:table-cell/>
          <table:table-cell table:style-name="ce12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44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2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44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178"/>
          <table:table-cell office:value-type="string" calcext:value-type="string">
            <text:p>Free from gross non-uniformities</text:p>
          </table:table-cell>
          <table:table-cell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77"/>
          <table:table-cell/>
          <table:table-cell table:style-name="ce91"/>
          <table:table-cell table:style-name="ce111" office:value-type="string" calcext:value-type="string">
            <text:p>Top left</text:p>
          </table:table-cell>
          <table:table-cell table:style-name="ce125"/>
          <table:table-cell table:style-name="ce145"/>
          <table:table-cell table:style-name="ce162"/>
          <table:table-cell table:style-name="ce145"/>
          <table:table-cell/>
          <table:table-cell table:style-name="ce178"/>
          <table:table-cell office:value-type="string" calcext:value-type="string">
            <text:p>Free from non-symmetric non-uniformities</text:p>
          </table:table-cell>
          <table:table-cell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84]=&quot;&quot;;&quot;&quot;;IF(LEN([.Q84])&lt;=135;[.Q84];IF(LEN([.Q84])&lt;=260;LEFT([.Q84];SEARCH(&quot; &quot;;[.Q84];125));LEFT([.Q84];SEARCH(&quot; &quot;;[.Q84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Top right</text:p>
          </table:table-cell>
          <table:table-cell table:style-name="ce126"/>
          <table:table-cell table:style-name="ce146"/>
          <table:table-cell table:style-name="ce163"/>
          <table:table-cell table:style-name="ce146"/>
          <table:table-cell/>
          <table:table-cell table:style-name="ce178"/>
          <table:table-cell office:value-type="string" calcext:value-type="string">
            <text:p>Free from significant luminance variation</text:p>
          </table:table-cell>
          <table:table-cell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7"/>
          <table:table-cell table:style-name="ce27" table:formula="of:=IF(LEN([.Q84])&lt;=135;&quot;&quot;;IF(LEN([.Q84])&lt;=260;RIGHT([.Q84];LEN([.Q87])-SEARCH(&quot; &quot;;[.Q84];125));MID([.Q84];SEARCH(&quot; &quot;;[.Q84];130);IF(LEN([.Q84])&lt;=265;LEN([.Q84]);SEARCH(&quot; &quot;;[.Q84];255)-SEARCH(&quot; &quot;;[.Q84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Center</text:p>
          </table:table-cell>
          <table:table-cell table:style-name="ce126"/>
          <table:table-cell table:style-name="ce146"/>
          <table:table-cell table:style-name="ce163"/>
          <table:table-cell table:style-name="ce146"/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7"/>
          <table:table-cell table:style-name="ce28" table:formula="of:=IF(LEN([.Q84])&lt;=265;&quot;&quot;;RIGHT([.Q84];LEN([.Q84])-SEARCH(&quot; &quot;;[.Q84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Bottom left</text:p>
          </table:table-cell>
          <table:table-cell table:style-name="ce126"/>
          <table:table-cell table:style-name="ce146"/>
          <table:table-cell table:style-name="ce163"/>
          <table:table-cell table:style-name="ce146"/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111" office:value-type="string" calcext:value-type="string">
            <text:p>Bottom right</text:p>
          </table:table-cell>
          <table:table-cell table:style-name="ce127"/>
          <table:table-cell table:style-name="ce147"/>
          <table:table-cell table:style-name="ce164"/>
          <table:table-cell table:style-name="ce147"/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4" office:value-type="string" calcext:value-type="string">
            <text:p>Comments: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111" office:value-type="string" calcext:value-type="string">
            <text:p>Average (cd/m^2):</text:p>
          </table:table-cell>
          <table:table-cell table:style-name="ce128" table:formula="of:=IF([.Q76]=&quot;&quot;;&quot;&quot;;AVERAGE([.Q76:.Q80]))">
            <text:p/>
          </table:table-cell>
          <table:table-cell table:style-name="ce148" table:formula="of:=IF([.R76]=&quot;&quot;;&quot;&quot;;AVERAGE([.R76:.R80]))">
            <text:p/>
          </table:table-cell>
          <table:table-cell table:style-name="ce165" table:formula="of:=IF([.S76]=&quot;&quot;;&quot;&quot;;AVERAGE([.S76:.S80]))">
            <text:p/>
          </table:table-cell>
          <table:table-cell table:style-name="ce148" table:formula="of:=IF([.T76]=&quot;&quot;;&quot;&quot;;AVERAGE([.T76:.T80]))">
            <text:p/>
          </table:table-cell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91]=&quot;&quot;;&quot;&quot;;IF(LEN([.Q91])&lt;=135;[.Q91];IF(LEN([.Q91])&lt;=260;LEFT([.Q91];SEARCH(&quot; &quot;;[.Q91];125));LEFT([.Q91];SEARCH(&quot; &quot;;[.Q91];130)))))">
            <text:p/>
          </table:table-cell>
          <table:table-cell table:style-name="ce52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SD (cd/m^2):</text:p>
          </table:table-cell>
          <table:table-cell table:style-name="ce129" table:formula="of:=IF([.Q76]=&quot;&quot;;&quot;&quot;;STDEV([.Q76:.Q80]))">
            <text:p/>
          </table:table-cell>
          <table:table-cell table:style-name="ce149" table:formula="of:=IF([.R76]=&quot;&quot;;&quot;&quot;;STDEV([.R76:.R80]))">
            <text:p/>
          </table:table-cell>
          <table:table-cell table:style-name="ce166" table:formula="of:=IF([.S76]=&quot;&quot;;&quot;&quot;;STDEV([.S76:.S80]))">
            <text:p/>
          </table:table-cell>
          <table:table-cell table:style-name="ce149" table:formula="of:=IF([.T76]=&quot;&quot;;&quot;&quot;;STDEV([.T76:.T80]))">
            <text:p/>
          </table:table-cell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91])&lt;=135;&quot;&quot;;IF(LEN([.Q91])&lt;=260;RIGHT([.Q91];LEN([.Q91])-SEARCH(&quot; &quot;;[.Q91];125));MID([.Q91];SEARCH(&quot; &quot;;[.Q91];130);IF(LEN([.Q91])&lt;=265;LEN([.Q91]);SEARCH(&quot; &quot;;[.Q91];255)-SEARCH(&quot; &quot;;[.Q9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Luminance Deviation (%):</text:p>
          </table:table-cell>
          <table:table-cell table:style-name="ce130" table:formula="of:=IF([.Q76]=&quot;&quot;;&quot;&quot;;(MAX([.Q76:.Q80])-MIN([.Q76:.Q80]))/(MIN([.Q76:.Q80])+MAX([.Q76:.Q80])))">
            <text:p/>
          </table:table-cell>
          <table:table-cell table:style-name="ce150" table:formula="of:=IF([.R76]=&quot;&quot;;&quot;&quot;;(MAX([.R76:.R80])-MIN([.R76:.R80]))/(MIN([.R76:.R80])+MAX([.R76:.R80])))">
            <text:p/>
          </table:table-cell>
          <table:table-cell table:style-name="ce167" table:formula="of:=IF([.S76]=&quot;&quot;;&quot;&quot;;(MAX([.S76:.S80])-MIN([.S76:.S80]))/(MIN([.S76:.S80])+MAX([.S76:.S80])))">
            <text:p/>
          </table:table-cell>
          <table:table-cell table:style-name="ce150" table:formula="of:=IF([.T76]=&quot;&quot;;&quot;&quot;;(MAX([.T76:.T80])-MIN([.T76:.T80]))/(MIN([.T76:.T80])+MAX([.T76:.T80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91])&lt;=265;&quot;&quot;;RIGHT([.Q91];LEN([.Q91])-SEARCH(&quot; &quot;;[.Q91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86]&lt;&gt;&quot;&quot;;[.Q86];IF([.AB37]=&quot;&quot;;&quot;&quot;;[.AB37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84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93])&lt;=135;&quot;&quot;;IF(LEN([.Q93])&lt;=260;RIGHT([.Q93];LEN([.Q93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93])&lt;=265;&quot;&quot;;RIGHT([.Q93];LEN([.Q93])-SEARCH(&quot; &quot;;[.Q93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9"/>
          <table:table-cell table:style-name="ce104" table:number-columns-repeated="9"/>
          <table:table-cell table:style-name="ce187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95]=&quot;&quot;;&quot;&quot;;IF(LEN([.Q95])&lt;=135;[.Q95];IF(LEN([.Q95])&lt;=260;LEFT([.Q95];SEARCH(&quot; &quot;;[.Q95];125));LEFT([.Q95];SEARCH(&quot; &quot;;[.Q95];130)))))">
            <text:p/>
          </table:table-cell>
          <table:table-cell table:style-name="ce53" table:number-columns-repeated="8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95])&lt;=135;&quot;&quot;;IF(LEN([.Q95])&lt;=260;RIGHT([.Q95];LEN([.Q95])-SEARCH(&quot; &quot;;[.Q95];125));MID([.Q95];SEARCH(&quot; &quot;;[.Q95];130);IF(LEN([.Q95])&lt;=265;LEN([.Q95]);SEARCH(&quot; &quot;;[.Q95];255)-SEARCH(&quot; &quot;;[.Q95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11" table:number-columns-repeated="5"/>
          <table:table-cell table:style-name="ce171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95])&lt;=265;&quot;&quot;;RIGHT([.Q95];LEN([.Q95])-SEARCH(&quot; &quot;;[.Q95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8"/>
          <table:table-cell table:style-name="ce99" table:number-columns-repeated="3"/>
          <table:table-cell table:style-name="ce168" office:value-type="string" calcext:value-type="string">
            <text:p>Previous Year Comments</text:p>
          </table:table-cell>
          <table:table-cell table:style-name="ce99" table:number-columns-repeated="5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97]=&quot;&quot;;&quot;&quot;;IF(LEN([.Q97])&lt;=135;[.Q97];IF(LEN([.Q97])&lt;=260;LEFT([.Q97];SEARCH(&quot; &quot;;[.Q97];125));LEFT([.Q97];SEARCH(&quot; &quot;;[.Q9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Comments:</text:p>
          </table:table-cell>
          <table:table-cell table:style-name="ce131"/>
          <table:table-cell table:style-name="ce151"/>
          <table:table-cell table:style-name="ce169" table:formula="of:=IF([.AB39]=&quot;&quot;;&quot;&quot;;[.AB39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97])&lt;=135;&quot;&quot;;IF(LEN([.Q97])&lt;=260;RIGHT([.Q97];LEN([.Q97])-SEARCH(&quot; &quot;;[.Q97];125));MID([.Q97];SEARCH(&quot; &quot;;[.Q97];130);IF(LEN([.Q97])&lt;=265;LEN([.Q97]);SEARCH(&quot; &quot;;[.Q97];255)-SEARCH(&quot; &quot;;[.Q9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1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97])&lt;=265;&quot;&quot;;RIGHT([.Q97];LEN([.Q97])-SEARCH(&quot; &quot;;[.Q97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1]=&quot;&quot;;&quot;&quot;;[.AB41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99]=&quot;&quot;;&quot;&quot;;IF(LEN([.Q99])&lt;=135;[.Q99];IF(LEN([.Q99])&lt;=260;LEFT([.Q99];SEARCH(&quot; &quot;;[.Q99];125));LEFT([.Q99];SEARCH(&quot; &quot;;[.Q9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3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99])&lt;=135;&quot;&quot;;IF(LEN([.Q99])&lt;=260;RIGHT([.Q99];LEN([.Q99])-SEARCH(&quot; &quot;;[.Q99];125));MID([.Q99];SEARCH(&quot; &quot;;[.Q99];130);IF(LEN([.Q99])&lt;=265;LEN([.Q99]);SEARCH(&quot; &quot;;[.Q99];255)-SEARCH(&quot; &quot;;[.Q9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3]=&quot;&quot;;&quot;&quot;;[.AB43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99])&lt;=265;&quot;&quot;;RIGHT([.Q99];LEN([.Q99])-SEARCH(&quot; &quot;;[.Q99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5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01]=&quot;&quot;;&quot;&quot;;IF(LEN([.Q101])&lt;=135;[.Q101];IF(LEN([.Q101])&lt;=260;LEFT([.Q101];SEARCH(&quot; &quot;;[.Q101];125));LEFT([.Q101];SEARCH(&quot; &quot;;[.Q10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5]=&quot;&quot;;&quot;&quot;;[.AB45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01])&lt;=135;&quot;&quot;;IF(LEN([.Q101])&lt;=260;RIGHT([.Q101];LEN([.Q101])-SEARCH(&quot; &quot;;[.Q101];125));MID([.Q101];SEARCH(&quot; &quot;;[.Q101];130);IF(LEN([.Q101])&lt;=265;LEN([.Q101]);SEARCH(&quot; &quot;;[.Q101];255)-SEARCH(&quot; &quot;;[.Q10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7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01])&lt;=265;&quot;&quot;;RIGHT([.Q101];LEN([.Q101])-SEARCH(&quot; &quot;;[.Q101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7]=&quot;&quot;;&quot;&quot;;[.AB47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9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9]=&quot;&quot;;&quot;&quot;;[.AB49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03])&lt;=265;&quot;&quot;;RIGHT([.Q103];LEN([.Q103])-SEARCH(&quot; &quot;;[.Q103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1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1]=&quot;&quot;;&quot;&quot;;[.AB51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05])&lt;=135;&quot;&quot;;IF(LEN([.Q105])&lt;=260;RIGHT([.Q105];LEN([.Q105])-SEARCH(&quot; &quot;;[.Q105];125));MID([.Q105];SEARCH(&quot; &quot;;[.Q105];130);IF(LEN([.Q105])&lt;=265;LEN([.Q105]);SEARCH(&quot; &quot;;[.Q105];255)-SEARCH(&quot; &quot;;[.Q105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3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05])&lt;=265;&quot;&quot;;RIGHT([.Q105];LEN([.Q105])-SEARCH(&quot; &quot;;[.Q105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3]=&quot;&quot;;&quot;&quot;;[.AB53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5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5]=&quot;&quot;;&quot;&quot;;[.AB55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07])&lt;=265;&quot;&quot;;RIGHT([.Q107];LEN([.Q107])-SEARCH(&quot; &quot;;[.Q107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7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7]=&quot;&quot;;&quot;&quot;;[.AB57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9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09])&lt;=265;&quot;&quot;;RIGHT([.Q109];LEN([.Q109])-SEARCH(&quot; &quot;;[.Q109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9]=&quot;&quot;;&quot;&quot;;[.AB59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11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9"/>
          <table:table-cell table:style-name="ce104" table:number-columns-repeated="9"/>
          <table:table-cell table:style-name="ce187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11])&lt;=265;&quot;&quot;;RIGHT([.Q111];LEN([.Q111])-SEARCH(&quot; &quot;;[.Q111];255)))">
            <text:p/>
          </table:table-cell>
          <table:table-cell table:style-name="ce53" table:number-columns-repeated="8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20" table:number-columns-repeated="10"/>
          <table:table-cell table:style-name="ce80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81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8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Q83:Barco.T83">
            <calcext:condition calcext:apply-style-name="Pass" calcext:value="&lt;=0.3" calcext:base-cell-address="Barco.Q83"/>
            <calcext:condition calcext:apply-style-name="Fail" calcext:value="&gt;0.3" calcext:base-cell-address="Barco.Q83"/>
          </calcext:conditional-format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3:19:01.921167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6-03-08T13:20:21.342614774</dc:date>
    <meta:editing-duration>PT8H1S</meta:editing-duration>
    <meta:editing-cycles>64</meta:editing-cycles>
    <meta:generator>LibreOffice/5.0.5.2$Linux_X86_64 LibreOffice_project/00$Build-2</meta:generator>
    <dc:creator>Eugene Mah</dc:creator>
    <meta:document-statistic meta:table-count="1" meta:cell-count="673" meta:object-count="0"/>
  </office:meta>
</office:document-meta>
</file>